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c1923" officeooo:paragraph-rsid="001c1923"/>
    </style:style>
    <style:style style:name="P2" style:family="paragraph" style:parent-style-name="Text_20_body">
      <style:text-properties officeooo:rsid="001d5267" officeooo:paragraph-rsid="001d5267"/>
    </style:style>
    <style:style style:name="P3" style:family="paragraph" style:parent-style-name="Text_20_body">
      <style:text-properties style:text-underline-style="solid" style:text-underline-width="auto" style:text-underline-color="font-color" officeooo:rsid="0020751a" officeooo:paragraph-rsid="0020751a"/>
    </style:style>
    <style:style style:name="P4" style:family="paragraph" style:parent-style-name="Text_20_body">
      <style:text-properties style:text-underline-style="solid" style:text-underline-width="auto" style:text-underline-color="font-color" officeooo:rsid="0021724d" officeooo:paragraph-rsid="0021724d"/>
    </style:style>
    <style:style style:name="P5" style:family="paragraph" style:parent-style-name="Text_20_body">
      <style:text-properties style:text-underline-style="solid" style:text-underline-width="auto" style:text-underline-color="font-color" fo:font-weight="normal" officeooo:rsid="0028d124" officeooo:paragraph-rsid="0028d124" style:font-weight-asian="normal" style:font-weight-complex="normal"/>
    </style:style>
    <style:style style:name="P6" style:family="paragraph" style:parent-style-name="Text_20_body">
      <style:text-properties style:text-underline-style="solid" style:text-underline-width="auto" style:text-underline-color="font-color" fo:font-weight="normal" officeooo:rsid="0029d6b9" officeooo:paragraph-rsid="0029d6b9" style:font-weight-asian="normal" style:font-weight-complex="normal"/>
    </style:style>
    <style:style style:name="P7" style:family="paragraph" style:parent-style-name="Text_20_body">
      <style:text-properties style:text-underline-style="solid" style:text-underline-width="auto" style:text-underline-color="font-color" fo:font-weight="normal" officeooo:rsid="002b3b8c" officeooo:paragraph-rsid="002b3b8c" style:font-weight-asian="normal" style:font-weight-complex="normal"/>
    </style:style>
    <style:style style:name="P8" style:family="paragraph" style:parent-style-name="Text_20_body">
      <style:text-properties style:text-underline-style="solid" style:text-underline-width="auto" style:text-underline-color="font-color" fo:font-weight="normal" officeooo:rsid="002bb51a" officeooo:paragraph-rsid="002bb51a" style:font-weight-asian="normal" style:font-weight-complex="normal"/>
    </style:style>
    <style:style style:name="P9" style:family="paragraph" style:parent-style-name="Text_20_body">
      <style:text-properties style:text-underline-style="solid" style:text-underline-width="auto" style:text-underline-color="font-color" fo:font-weight="normal" officeooo:rsid="002e2535" officeooo:paragraph-rsid="002e2535" style:font-weight-asian="normal" style:font-weight-complex="normal"/>
    </style:style>
    <style:style style:name="P10" style:family="paragraph" style:parent-style-name="Text_20_body">
      <style:text-properties style:text-underline-style="none" officeooo:rsid="0021724d" officeooo:paragraph-rsid="0021724d"/>
    </style:style>
    <style:style style:name="P11" style:family="paragraph" style:parent-style-name="Text_20_body">
      <style:text-properties style:text-underline-style="none" officeooo:rsid="00225239" officeooo:paragraph-rsid="00225239"/>
    </style:style>
    <style:style style:name="P12" style:family="paragraph" style:parent-style-name="Text_20_body">
      <style:text-properties style:text-underline-style="none" officeooo:rsid="00244f18" officeooo:paragraph-rsid="00244f18"/>
    </style:style>
    <style:style style:name="P13" style:family="paragraph" style:parent-style-name="Text_20_body">
      <style:text-properties style:text-underline-style="none" fo:font-weight="bold" officeooo:rsid="0024f39f" officeooo:paragraph-rsid="0024f39f" style:font-weight-asian="bold" style:font-weight-complex="bold"/>
    </style:style>
    <style:style style:name="P14" style:family="paragraph" style:parent-style-name="Text_20_body">
      <style:text-properties style:text-underline-style="none" fo:font-weight="normal" officeooo:rsid="00255342" officeooo:paragraph-rsid="00255342" style:font-weight-asian="normal" style:font-weight-complex="normal"/>
    </style:style>
    <style:style style:name="P15" style:family="paragraph" style:parent-style-name="Text_20_body">
      <style:text-properties style:text-underline-style="none" fo:font-weight="normal" officeooo:rsid="0028d124" officeooo:paragraph-rsid="0028d124" style:font-weight-asian="normal" style:font-weight-complex="normal"/>
    </style:style>
    <style:style style:name="P16" style:family="paragraph" style:parent-style-name="Text_20_body">
      <style:text-properties style:text-underline-style="none" fo:font-weight="normal" officeooo:rsid="0029d6b9" officeooo:paragraph-rsid="0029d6b9" style:font-weight-asian="normal" style:font-weight-complex="normal"/>
    </style:style>
    <style:style style:name="P17" style:family="paragraph" style:parent-style-name="Text_20_body">
      <style:text-properties style:text-underline-style="none" fo:font-weight="normal" officeooo:rsid="002b5743" officeooo:paragraph-rsid="002b5743" style:font-weight-asian="normal" style:font-weight-complex="normal"/>
    </style:style>
    <style:style style:name="P18" style:family="paragraph" style:parent-style-name="Text_20_body">
      <style:text-properties style:text-underline-style="none" fo:font-weight="normal" officeooo:rsid="002bb51a" officeooo:paragraph-rsid="002bb51a" style:font-weight-asian="normal" style:font-weight-complex="normal"/>
    </style:style>
    <style:style style:name="P19" style:family="paragraph" style:parent-style-name="Text_20_body">
      <style:text-properties style:text-underline-style="none" fo:font-weight="normal" officeooo:rsid="002c9319" officeooo:paragraph-rsid="002c9319" style:font-weight-asian="normal" style:font-weight-complex="normal"/>
    </style:style>
    <style:style style:name="P20" style:family="paragraph" style:parent-style-name="Text_20_body">
      <style:text-properties style:text-underline-style="none" fo:font-weight="normal" officeooo:rsid="002e2535" officeooo:paragraph-rsid="002e2535" style:font-weight-asian="normal" style:font-weight-complex="normal"/>
    </style:style>
    <style:style style:name="P21" style:family="paragraph" style:parent-style-name="Text_20_body">
      <style:text-properties style:text-underline-style="none" fo:font-weight="normal" officeooo:rsid="002f83bb" officeooo:paragraph-rsid="002f83bb" style:font-weight-asian="normal" style:font-weight-complex="normal"/>
    </style:style>
    <style:style style:name="P22" style:family="paragraph" style:parent-style-name="Title">
      <style:text-properties officeooo:rsid="001c1923" officeooo:paragraph-rsid="001c1923"/>
    </style:style>
    <style:style style:name="P23" style:family="paragraph" style:parent-style-name="Text_20_body" style:list-style-name="L1">
      <style:text-properties officeooo:rsid="001d5267" officeooo:paragraph-rsid="001d5267"/>
    </style:style>
    <style:style style:name="P24" style:family="paragraph" style:parent-style-name="Text_20_body" style:list-style-name="L2">
      <style:text-properties style:text-underline-style="none" officeooo:rsid="0021724d" officeooo:paragraph-rsid="0021724d"/>
    </style:style>
    <style:style style:name="P25" style:family="paragraph" style:parent-style-name="Text_20_body" style:list-style-name="L3">
      <style:text-properties style:text-underline-style="none" fo:font-weight="normal" officeooo:rsid="00255342" officeooo:paragraph-rsid="00255342" style:font-weight-asian="normal" style:font-weight-complex="normal"/>
    </style:style>
    <style:style style:name="P26" style:family="paragraph" style:parent-style-name="Text_20_body" style:list-style-name="L3">
      <style:text-properties style:text-underline-style="none" fo:font-weight="normal" officeooo:rsid="00255342" officeooo:paragraph-rsid="002727d5" style:font-weight-asian="normal" style:font-weight-complex="normal"/>
    </style:style>
    <style:style style:name="P27" style:family="paragraph" style:parent-style-name="Text_20_body" style:list-style-name="L4">
      <style:text-properties style:text-underline-style="none" fo:font-weight="normal" officeooo:rsid="002e2535" officeooo:paragraph-rsid="002e2535" style:font-weight-asian="normal" style:font-weight-complex="normal"/>
    </style:style>
    <style:style style:name="P28" style:family="paragraph" style:parent-style-name="Text_20_body" style:list-style-name="L4">
      <style:text-properties style:text-underline-style="none" fo:font-weight="normal" officeooo:rsid="002e7ddf" officeooo:paragraph-rsid="002e7ddf" style:font-weight-asian="normal" style:font-weight-complex="normal"/>
    </style:style>
    <style:style style:name="P29" style:family="paragraph" style:parent-style-name="Text_20_body" style:list-style-name="L5">
      <style:text-properties style:text-underline-style="none" fo:font-weight="normal" officeooo:rsid="002f83bb" officeooo:paragraph-rsid="002f83bb" style:font-weight-asian="normal" style:font-weight-complex="normal"/>
    </style:style>
    <style:style style:name="T1" style:family="text">
      <style:text-properties officeooo:rsid="001d5267"/>
    </style:style>
    <style:style style:name="T2" style:family="text">
      <style:text-properties officeooo:rsid="001de24e"/>
    </style:style>
    <style:style style:name="T3" style:family="text">
      <style:text-properties officeooo:rsid="001f8dd3"/>
    </style:style>
    <style:style style:name="T4" style:family="text">
      <style:text-properties officeooo:rsid="00244f18"/>
    </style:style>
    <style:style style:name="T5" style:family="text">
      <style:text-properties officeooo:rsid="0024f39f"/>
    </style:style>
    <style:style style:name="T6" style:family="text">
      <style:text-properties officeooo:rsid="0029d6b9"/>
    </style:style>
    <style:style style:name="T7" style:family="text">
      <style:text-properties officeooo:rsid="002ff172"/>
    </style:style>
    <style:style style:name="T8" style:family="text">
      <style:text-properties officeooo:rsid="003082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Virtualization</text:p>
      <text:p text:style-name="P1">Paging: Intr<text:span text:style-name="T1">o</text:span>duction</text:p>
      <text:p text:style-name="P2">Operating Systems can take 2 different approaches when solving any space-management problem: </text:p>
      <text:list xml:id="list4199692587" text:style-name="L1">
        <text:list-item>
          <text:p text:style-name="P23">Segmentation (Variable size chunks – External fragmentation, over-time challenge)</text:p>
        </text:list-item>
        <text:list-item>
          <text:p text:style-name="P23">Paging (Fixed size chunks – <text:span text:style-name="T2">Divide address space in</text:span><text:span text:style-name="T3">to</text:span><text:span text:style-name="T2"> pages instead of segments</text:span>)</text:p>
        </text:list-item>
      </text:list>
      <text:p text:style-name="P3">Crux: How Do We Virtualize Memory With Pages?</text:p>
      <text:p text:style-name="P4">18.1 A Simple Example And Overview</text:p>
      <text:p text:style-name="P10">Example of a simple 64-byte Address Space: </text:p>
      <text:list xml:id="list3736587255" text:style-name="L2">
        <text:list-item>
          <text:p text:style-name="P24">Page 0 | <text:s text:c="2"/>0 – 16 Bytes |</text:p>
        </text:list-item>
        <text:list-item>
          <text:p text:style-name="P24">Page 1 | 16 – 32 Bytes |</text:p>
        </text:list-item>
        <text:list-item>
          <text:p text:style-name="P24">Page 2 | 32 – 48 Bytes | </text:p>
        </text:list-item>
        <text:list-item>
          <text:p text:style-name="P24">Page 3 | 48 – 64 Bytes |</text:p>
        </text:list-item>
      </text:list>
      <text:p text:style-name="P11">The most important aspect that is improved with Paging is flexibility <text:span text:style-name="T4">in general and Simplicity in free list management. </text:span></text:p>
      <text:p text:style-name="P12">To record where each virtual page of the address space is palced in physical memory, the OS usually keeps a per-process structure called a page table. <text:span text:style-name="T5">Its major role is to store address translations for each of the virtual pages of the address space. </text:span></text:p>
      <text:p text:style-name="P13">Perform an Address Translation p. 187 – 188.</text:p>
      <text:p text:style-name="P14">Virtual address is splitted into 2 components: </text:p>
      <text:list xml:id="list3703193822" text:style-name="L3">
        <text:list-item>
          <text:p text:style-name="P25">A Virtual page number (Address translation to Physical Frame Number, or Physical Page Number)</text:p>
        </text:list-item>
        <text:list-item>
          <text:p text:style-name="P26">An offset (Stays the same in physical memory as in virtual memory)</text:p>
        </text:list-item>
      </text:list>
      <text:p text:style-name="P15">Where are Page Tables stored? </text:p>
      <text:p text:style-name="P15">What are the typical contents of the Page Table, How Big are the Tables?</text:p>
      <text:p text:style-name="P15">Does Paging make the System to slow? </text:p>
      <text:p text:style-name="P5">18.2 Where Are Page Tables Stored?</text:p>
      <text:p text:style-name="P15">Page Tables are crazy big, so we don’t have a special on-chip hardware in the MMU to store the page table of a currently running process. <text:span text:style-name="T6">Page tables live in physical memory that the OS manages but they can also be stored in OS virtual memory ( and even be swapped to disk). </text:span></text:p>
      <text:p text:style-name="P6">18.3 What’s Actually In The Page Table?</text:p>
      <text:p text:style-name="P16">Any data structure would do e.g. a linear page table (just an array). Unused space in the page table is marked invalid and if a process tried to access such a space, the table will generate a trap to the OS. So we have <text:s/>a valid bit. We could also have protection bits (indicating read, write execution <text:soft-page-break/>etc). <text:s/>Present bit indicated whether or not the current page is in physical memory or on disk (swapped out). Swapping is done to support address spaces that are larger than physical memory. A dirty bit is also common indicating whether or not the page has been written to since brought to memory. A reference, or a access bit, is a bit used to track whether a page has been accessed (useful determining popular pages thus should be kept in memory). Such knowledge is important diring page replacement. </text:p>
      <text:p text:style-name="P7">18.4 Paging: Also Too Slow</text:p>
      <text:p text:style-name="P17">It requires 1 extra memory reference for every memory reference, this is costly. We introduce 2 real problems that must be solved. We must carefully design both hardware and software. </text:p>
      <text:p text:style-name="P8">Aside: Data Structure – The Page Table</text:p>
      <text:p text:style-name="P18">One of the most important data structures in memory management subsystem of a modern OS. </text:p>
      <text:p text:style-name="P8">18.5 A Memory Trace</text:p>
      <text:p text:style-name="P19">p. 192 – 195</text:p>
      <text:p text:style-name="P9">18.6 Summary</text:p>
      <text:p text:style-name="P20">Advantages with Paging:</text:p>
      <text:list xml:id="list2427455008" text:style-name="L4">
        <text:list-item>
          <text:p text:style-name="P27">Does not introduce external fragmentation (fixed length chunks)</text:p>
        </text:list-item>
        <text:list-item>
          <text:p text:style-name="P28">Flexible and enables the sparse use of virtual address spaces</text:p>
        </text:list-item>
      </text:list>
      <text:p text:style-name="P21">Disadvantages with Paging</text:p>
      <text:list xml:id="list3679000872" text:style-name="L5">
        <text:list-item>
          <text:p text:style-name="P29">Paging support <text:span text:style-name="T8">(A paging system) </text:span>must be implemented with care (not to make the machine slow <text:span text:style-name="T7">and memoru insufficie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7:59:12.845203494</meta:creation-date>
    <dc:date>2021-01-07T13:23:40.057987447</dc:date>
    <meta:editing-duration>PT42M27S</meta:editing-duration>
    <meta:editing-cycles>21</meta:editing-cycles>
    <meta:generator>LibreOffice/6.4.6.2$Linux_X86_64 LibreOffice_project/40$Build-2</meta:generator>
    <meta:document-statistic meta:table-count="0" meta:image-count="0" meta:object-count="0" meta:page-count="2" meta:paragraph-count="37" meta:word-count="542" meta:character-count="3102" meta:non-whitespace-character-count="2583"/>
  </office:meta>
</office:document-meta>
</file>